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4be52" officeooo:paragraph-rsid="0004be52" style:font-size-asian="14pt" style:font-size-complex="14pt"/>
    </style:style>
    <style:style style:name="P2" style:family="paragraph" style:parent-style-name="Standard">
      <style:text-properties fo:font-size="14pt" officeooo:rsid="0005e2ab" officeooo:paragraph-rsid="0005e2ab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RNET 4.0</text:p>
      <text:p text:style-name="P2"/>
      <text:p text:style-name="P2">L'internet domestico nasce nel 1995, qui si ha la fase 1.0 con i siti statici.</text:p>
      <text:p text:style-name="P2">Nella fase 2.0 nasce l'e-commerce grazie ai siti dinamici e ai database.</text:p>
      <text:p text:style-name="P2">Nella fase 3.0 (anni 2000) nascono gli smart-phone, che danno mobilità e nascolo i social.</text:p>
      <text:p text:style-name="P2">Negli ultimi due anni (2015-2017) è nata la fase 4.0, nasce IOE e nascono le piattaforme di crowfunding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1S</meta:editing-duration>
    <meta:editing-cycles>3</meta:editing-cycles>
    <meta:generator>LibreOffice/5.2.1.2$Windows_x86 LibreOffice_project/31dd62db80d4e60af04904455ec9c9219178d620</meta:generator>
    <dc:date>2017-09-16T09:23:58.322000000</dc:date>
    <meta:document-statistic meta:table-count="0" meta:image-count="0" meta:object-count="0" meta:page-count="1" meta:paragraph-count="5" meta:word-count="62" meta:character-count="356" meta:non-whitespace-character-count="299"/>
    <meta:user-defined meta:name="Info 1"/>
    <meta:user-defined meta:name="Info 2"/>
    <meta:user-defined meta:name="Info 3"/>
    <meta:user-defined meta:name="Info 4"/>
  </office:meta>
</office:document-meta>
</file>